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epresentation.compareTo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presentation.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present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presentation.ImageRepresentation( ImageFlavor flav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Representation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epresent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